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27f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iação da <text:span text:style-name="T1">modelagem pro Banco de dados: </text:span></text:p>
      <text:p text:style-name="Standard"/>
      <text:p text:style-name="Standard">CREATE TABLE pacientes (</text:p>
      <text:p text:style-name="Standard"><text:s text:c="4"/>id INT PRIMARY KEY GENERATED ALWAYS AS IDENTITY,</text:p>
      <text:p text:style-name="Standard"><text:s text:c="4"/>nome VARCHAR(100) NOT NULL,</text:p>
      <text:p text:style-name="Standard"><text:s text:c="4"/>email VARCHAR(100) NOT NULL UNIQUE,</text:p>
      <text:p text:style-name="Standard"><text:s text:c="4"/>telefone VARCHAR(15) NOT NULL</text:p>
      <text:p text:style-name="Standard">);</text:p>
      <text:p text:style-name="Standard"/>
      <text:p text:style-name="Standard">CREATE TABLE medicos (</text:p>
      <text:p text:style-name="Standard"><text:s text:c="4"/>id INT PRIMARY KEY GENERATED ALWAYS AS IDENTITY,</text:p>
      <text:p text:style-name="Standard"><text:s text:c="4"/>nome VARCHAR(100) NOT NULL</text:p>
      <text:p text:style-name="Standard">);</text:p>
      <text:p text:style-name="Standard"/>
      <text:p text:style-name="Standard">CREATE TABLE especialidades (</text:p>
      <text:p text:style-name="Standard"><text:s text:c="4"/>id INT PRIMARY KEY GENERATED ALWAYS AS IDENTITY,</text:p>
      <text:p text:style-name="Standard"><text:s text:c="4"/>nome VARCHAR(100) NOT NULL</text:p>
      <text:p text:style-name="Standard">);</text:p>
      <text:p text:style-name="Standard"/>
      <text:p text:style-name="Standard">-- Tabela de relacionamento entre médicos e especialidades</text:p>
      <text:p text:style-name="Standard">CREATE TABLE medicos_especialidades (</text:p>
      <text:p text:style-name="Standard"><text:s text:c="4"/>id_medico INT,</text:p>
      <text:p text:style-name="Standard"><text:s text:c="4"/>id_especialidade INT,</text:p>
      <text:p text:style-name="Standard"><text:s text:c="4"/>PRIMARY KEY (id_medico, id_especialidade),</text:p>
      <text:p text:style-name="Standard"><text:s text:c="4"/>FOREIGN KEY (id_medico) REFERENCES medicos(id),</text:p>
      <text:p text:style-name="Standard"><text:s text:c="4"/>FOREIGN KEY (id_especialidade) REFERENCES especialidades(id)</text:p>
      <text:p text:style-name="Standard">);</text:p>
      <text:p text:style-name="Standard"/>
      <text:p text:style-name="Standard">-- Tabela de consultas</text:p>
      <text:p text:style-name="Standard">CREATE TABLE consultas (</text:p>
      <text:p text:style-name="Standard"><text:s text:c="4"/>id INT PRIMARY KEY GENERATED ALWAYS AS IDENTITY,</text:p>
      <text:p text:style-name="Standard"><text:s text:c="4"/>data DATE NOT NULL,</text:p>
      <text:p text:style-name="Standard"><text:s text:c="4"/>horario TIME NOT NULL,</text:p>
      <text:p text:style-name="Standard"><text:s text:c="4"/>preco DECIMAL(10, 2) NOT NULL,</text:p>
      <text:p text:style-name="Standard"><text:s text:c="4"/>id_paciente INT NOT NULL,</text:p>
      <text:p text:style-name="Standard"><text:s text:c="4"/>id_medico INT NOT NULL,</text:p>
      <text:p text:style-name="Standard"><text:s text:c="4"/>FOREIGN KEY (id_paciente) REFERENCES pacientes(id),</text:p>
      <text:p text:style-name="Standard"><text:s text:c="4"/>FOREIGN KEY (id_medico) REFERENCES medicos(id)</text:p>
      <text:p text:style-name="Standard">);</text:p>
      <text:p text:style-name="Standard"/>
      <text:p text:style-name="Standard">-- Tabela de pagamentos</text:p>
      <text:p text:style-name="Standard">CREATE TABLE pagamentos (</text:p>
      <text:p text:style-name="Standard"><text:s text:c="4"/>id INT PRIMARY KEY GENERATED ALWAYS AS IDENTITY,</text:p>
      <text:p text:style-name="Standard"><text:s text:c="4"/>id_consulta INT NOT NULL,</text:p>
      <text:p text:style-name="Standard"><text:s text:c="4"/>metodo_pagamento VARCHAR(50) NOT NULL,</text:p>
      <text:p text:style-name="Standard"><text:s text:c="4"/>status_pagamento VARCHAR(20) NOT NULL,</text:p>
      <text:p text:style-name="Standard"><text:s text:c="4"/>valor_pago DECIMAL(10, 2) NOT NULL,</text:p>
      <text:p text:style-name="Standard"><text:s text:c="4"/>FOREIGN KEY (id_consulta) REFERENCES consultas(id)</text:p>
      <text:p text:style-name="Standard">);</text:p>
      <text:p text:style-name="Standard"/>
      <text:p text:style-name="Standard">-- Inserindo alguns dados de exemplo</text:p>
      <text:p text:style-name="Standard">INSERT INTO especialidades (nome) VALUES </text:p>
      <text:p text:style-name="Standard"><text:soft-page-break/>('Cardiologia'),</text:p>
      <text:p text:style-name="Standard">('Dermatologia'),</text:p>
      <text:p text:style-name="Standard">('Pediatria');</text:p>
      <text:p text:style-name="Standard"/>
      <text:p text:style-name="Standard">INSERT INTO medicos (nome) VALUES </text:p>
      <text:p text:style-name="Standard">('Dr. João Silva'),</text:p>
      <text:p text:style-name="Standard">('Dra. Maria Santos'),</text:p>
      <text:p text:style-name="Standard">('Dr. Pedro Oliveira');</text:p>
      <text:p text:style-name="Standard"/>
      <text:p text:style-name="Standard">-- Associando médicos às especialidades</text:p>
      <text:p text:style-name="Standard">INSERT INTO medicos_especialidades (id_medico, id_especialidade) VALUES </text:p>
      <text:p text:style-name="Standard">(1, 1), -- Dr. João - Cardiologia</text:p>
      <text:p text:style-name="Standard">(2, 2), -- Dra. Maria - Dermatologia</text:p>
      <text:p text:style-name="Standard">(3, 3); -- Dr. Pedro - Pediatria</text:p>
      <text:p text:style-name="Standard"/>
      <text:p text:style-name="Standard">-- Consultas úteis para o sistema web</text:p>
      <text:p text:style-name="Standard"/>
      <text:p text:style-name="Standard">-- 1. Consulta para listar médicos e suas especialidades</text:p>
      <text:p text:style-name="Standard">SELECT </text:p>
      <text:p text:style-name="Standard"><text:s text:c="4"/>m.id,</text:p>
      <text:p text:style-name="Standard"><text:s text:c="4"/>m.nome as medico,</text:p>
      <text:p text:style-name="Standard"><text:s text:c="4"/>string_agg(e.nome, ', ') as especialidades</text:p>
      <text:p text:style-name="Standard">FROM medicos m</text:p>
      <text:p text:style-name="Standard">JOIN medicos_especialidades me ON m.id = me.id_medico</text:p>
      <text:p text:style-name="Standard">JOIN especialidades e ON e.id = me.id_especialidade</text:p>
      <text:p text:style-name="Standard">GROUP BY m.id, m.nome;</text:p>
      <text:p text:style-name="Standard"/>
      <text:p text:style-name="Standard">-- 2. Verificar disponibilidade de horários para um médico em uma data</text:p>
      <text:p text:style-name="Standard">CREATE OR REPLACE FUNCTION verificar_disponibilidade(</text:p>
      <text:p text:style-name="Standard"><text:s text:c="4"/>p_id_medico INT,</text:p>
      <text:p text:style-name="Standard"><text:s text:c="4"/>p_data DATE</text:p>
      <text:p text:style-name="Standard">) RETURNS TABLE (horario_disponivel TIME) AS $$</text:p>
      <text:p text:style-name="Standard">BEGIN</text:p>
      <text:p text:style-name="Standard"><text:s text:c="4"/>RETURN QUERY</text:p>
      <text:p text:style-name="Standard"><text:s text:c="4"/>SELECT hora::TIME</text:p>
      <text:p text:style-name="Standard"><text:s text:c="4"/>FROM generate_series(</text:p>
      <text:p text:style-name="Standard"><text:s text:c="8"/>'08:00'::time,</text:p>
      <text:p text:style-name="Standard"><text:s text:c="8"/>'17:00'::time,</text:p>
      <text:p text:style-name="Standard"><text:s text:c="8"/>'30 minutes'::interval</text:p>
      <text:p text:style-name="Standard"><text:s text:c="4"/>) hora</text:p>
      <text:p text:style-name="Standard"><text:s text:c="4"/>WHERE hora NOT IN (</text:p>
      <text:p text:style-name="Standard"><text:s text:c="8"/>SELECT horario</text:p>
      <text:p text:style-name="Standard"><text:s text:c="8"/>FROM consultas</text:p>
      <text:p text:style-name="Standard"><text:s text:c="8"/>WHERE id_medico = p_id_medico</text:p>
      <text:p text:style-name="Standard"><text:s text:c="8"/>AND data = p_data</text:p>
      <text:p text:style-name="Standard"><text:s text:c="4"/>);</text:p>
      <text:p text:style-name="Standard">END;</text:p>
      <text:p text:style-name="Standard">$$ LANGUAGE plpgsql;</text:p>
      <text:p text:style-name="Standard"/>
      <text:p text:style-name="Standard">-- 3. Inserir nova consulta com validações</text:p>
      <text:p text:style-name="Standard">CREATE OR REPLACE FUNCTION agendar_consulta(</text:p>
      <text:p text:style-name="Standard"><text:s text:c="4"/>p_id_paciente INT,</text:p>
      <text:p text:style-name="Standard"><text:soft-page-break/><text:s text:c="4"/>p_id_medico INT,</text:p>
      <text:p text:style-name="Standard"><text:s text:c="4"/>p_data DATE,</text:p>
      <text:p text:style-name="Standard"><text:s text:c="4"/>p_horario TIME,</text:p>
      <text:p text:style-name="Standard"><text:s text:c="4"/>p_preco DECIMAL(10,2)</text:p>
      <text:p text:style-name="Standard">) RETURNS INT AS $$</text:p>
      <text:p text:style-name="Standard">DECLARE</text:p>
      <text:p text:style-name="Standard"><text:s text:c="4"/>v_id_consulta INT;</text:p>
      <text:p text:style-name="Standard">BEGIN</text:p>
      <text:p text:style-name="Standard"><text:s text:c="4"/>-- Verificar se horário está disponível</text:p>
      <text:p text:style-name="Standard"><text:s text:c="4"/>IF p_horario NOT IN (</text:p>
      <text:p text:style-name="Standard"><text:s text:c="8"/>SELECT horario_disponivel </text:p>
      <text:p text:style-name="Standard"><text:s text:c="8"/>FROM verificar_disponibilidade(p_id_medico, p_data)</text:p>
      <text:p text:style-name="Standard"><text:s text:c="4"/>) THEN</text:p>
      <text:p text:style-name="Standard"><text:s text:c="8"/>RAISE EXCEPTION 'Horário não disponível';</text:p>
      <text:p text:style-name="Standard"><text:s text:c="4"/>END IF;</text:p>
      <text:p text:style-name="Standard"/>
      <text:p text:style-name="Standard"><text:s text:c="4"/>-- Inserir consulta</text:p>
      <text:p text:style-name="Standard"><text:s text:c="4"/>INSERT INTO consultas (data, horario, preco, id_paciente, id_medico)</text:p>
      <text:p text:style-name="Standard"><text:s text:c="4"/>VALUES (p_data, p_horario, p_preco, p_id_paciente, p_id_medico)</text:p>
      <text:p text:style-name="Standard"><text:s text:c="4"/>RETURNING id INTO v_id_consulta;</text:p>
      <text:p text:style-name="Standard"/>
      <text:p text:style-name="Standard"><text:s text:c="4"/>-- Criar registro de pagamento pendente</text:p>
      <text:p text:style-name="Standard"><text:s text:c="4"/>INSERT INTO pagamentos (id_consulta, metodo_pagamento, status_pagamento, valor_pago)</text:p>
      <text:p text:style-name="Standard"><text:s text:c="4"/>VALUES (v_id_consulta, 'PENDENTE', 'AGUARDANDO', p_preco);</text:p>
      <text:p text:style-name="Standard"/>
      <text:p text:style-name="Standard"><text:s text:c="4"/>RETURN v_id_consulta;</text:p>
      <text:p text:style-name="Standard">END;</text:p>
      <text:p text:style-name="Standard">$$ LANGUAGE plpgsql;</text:p>
      <text:p text:style-name="Standard"/>
      <text:p text:style-name="Standard">-- 4. Visualizar agenda do paciente</text:p>
      <text:p text:style-name="Standard">CREATE VIEW agenda_paciente AS</text:p>
      <text:p text:style-name="Standard">SELECT </text:p>
      <text:p text:style-name="Standard"><text:s text:c="4"/>c.id as id_consulta,</text:p>
      <text:p text:style-name="Standard"><text:s text:c="4"/>p.nome as paciente,</text:p>
      <text:p text:style-name="Standard"><text:s text:c="4"/>m.nome as medico,</text:p>
      <text:p text:style-name="Standard"><text:s text:c="4"/>c.data,</text:p>
      <text:p text:style-name="Standard"><text:s text:c="4"/>c.horario,</text:p>
      <text:p text:style-name="Standard"><text:s text:c="4"/>c.preco,</text:p>
      <text:p text:style-name="Standard"><text:s text:c="4"/>pg.status_pagamento</text:p>
      <text:p text:style-name="Standard">FROM consultas c</text:p>
      <text:p text:style-name="Standard">JOIN pacientes p ON p.id = c.id_paciente</text:p>
      <text:p text:style-name="Standard">JOIN medicos m ON m.id = c.id_medico</text:p>
      <text:p text:style-name="Standard">JOIN pagamentos pg ON pg.id_consulta = c.id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1:48.082000000</meta:creation-date>
    <dc:date>2024-10-22T16:51:07.992000000</dc:date>
    <meta:editing-duration>PT1H49M7S</meta:editing-duration>
    <meta:editing-cycles>1</meta:editing-cycles>
    <meta:document-statistic meta:table-count="0" meta:image-count="0" meta:object-count="0" meta:page-count="3" meta:paragraph-count="130" meta:word-count="504" meta:character-count="3907" meta:non-whitespace-character-count="3194"/>
    <meta:generator>LibreOffice/24.2.4.2$Windows_X86_64 LibreOffice_project/51a6219feb6075d9a4c46691dcfe0cd9c4fff3c2</meta:generator>
  </office:meta>
</office:document-meta>
</file>